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28a199" officeooo:paragraph-rsid="0028a199" fo:background-color="transparent" style:font-size-asian="16pt" style:font-size-complex="16pt"/>
    </style:style>
    <style:style style:name="P2" style:family="paragraph" style:parent-style-name="Standard">
      <style:text-properties fo:font-size="16pt" officeooo:paragraph-rsid="0017179d" fo:background-color="transparent" style:font-size-asian="16pt" style:font-size-complex="16pt"/>
    </style:style>
    <style:style style:name="P3" style:family="paragraph" style:parent-style-name="Standard">
      <style:text-properties fo:font-size="16pt" fo:font-weight="bold" officeooo:rsid="001813b1" officeooo:paragraph-rsid="0019c6ef" fo:background-color="transparent" style:font-size-asian="16pt" style:font-weight-asian="bold" style:font-size-complex="16pt" style:font-weight-complex="bold"/>
    </style:style>
    <style:style style:name="P4" style:family="paragraph" style:parent-style-name="Standard">
      <style:text-properties fo:font-size="16pt" fo:font-weight="bold" officeooo:rsid="002a9572" officeooo:paragraph-rsid="00246bd3" fo:background-color="transparent" style:font-size-asian="16pt" style:font-weight-asian="bold" style:font-size-complex="16pt" style:font-weight-complex="bold"/>
    </style:style>
    <style:style style:name="P5" style:family="paragraph" style:parent-style-name="Standard">
      <style:text-properties fo:font-size="16pt" fo:font-weight="bold" officeooo:rsid="001c8ac8" officeooo:paragraph-rsid="00246bd3" fo:background-color="transparent" style:font-size-asian="16pt" style:font-weight-asian="bold" style:font-size-complex="16pt" style:font-weight-complex="bold"/>
    </style:style>
    <style:style style:name="P6" style:family="paragraph" style:parent-style-name="Standard">
      <style:text-properties fo:font-size="16pt" fo:font-weight="normal" officeooo:rsid="00246bd3" officeooo:paragraph-rsid="00246bd3" fo:background-color="transparent" style:font-size-asian="16pt" style:font-weight-asian="normal" style:font-size-complex="16pt" style:font-weight-complex="normal"/>
    </style:style>
    <style:style style:name="P7" style:family="paragraph" style:parent-style-name="Standard">
      <style:text-properties fo:font-size="16pt" fo:font-weight="normal" officeooo:rsid="00246bd3" officeooo:paragraph-rsid="002a9572" fo:background-color="transparent" style:font-size-asian="16pt" style:font-weight-asian="normal" style:font-size-complex="16pt" style:font-weight-complex="normal"/>
    </style:style>
    <style:style style:name="P8" style:family="paragraph" style:parent-style-name="Standard">
      <style:text-properties fo:font-size="16pt" fo:font-weight="normal" officeooo:rsid="0028a199" officeooo:paragraph-rsid="00246bd3" fo:background-color="transparent" style:font-size-asian="16pt" style:font-weight-asian="normal" style:font-size-complex="16pt" style:font-weight-complex="normal"/>
    </style:style>
    <style:style style:name="P9" style:family="paragraph" style:parent-style-name="Standard">
      <style:text-properties fo:font-size="16pt" fo:font-weight="normal" officeooo:rsid="0017179d" officeooo:paragraph-rsid="0019c6ef" fo:background-color="transparent" style:font-size-asian="16pt" style:font-weight-asian="normal" style:font-size-complex="16pt" style:font-weight-complex="normal"/>
    </style:style>
    <style:style style:name="P10" style:family="paragraph" style:parent-style-name="Standard" style:list-style-name="L1">
      <style:text-properties fo:font-size="16pt" fo:font-weight="bold" officeooo:rsid="001813b1" officeooo:paragraph-rsid="0019c6ef" fo:background-color="transparent" style:font-size-asian="16pt" style:font-weight-asian="bold" style:font-size-complex="16pt" style:font-weight-complex="bold"/>
    </style:style>
    <style:style style:name="P11" style:family="paragraph" style:parent-style-name="Standard" style:list-style-name="L1">
      <style:text-properties fo:font-size="16pt" fo:font-weight="bold" officeooo:rsid="001c8ac8" officeooo:paragraph-rsid="001d439d" fo:background-color="transparent" style:font-size-asian="16pt" style:font-weight-asian="bold" style:font-size-complex="16pt" style:font-weight-complex="bold"/>
    </style:style>
    <style:style style:name="P12" style:family="paragraph" style:parent-style-name="Standard" style:list-style-name="L1">
      <style:text-properties fo:font-size="16pt" officeooo:rsid="0017179d" officeooo:paragraph-rsid="0019c6ef" fo:background-color="transparent" style:font-size-asian="16pt" style:font-size-complex="16pt"/>
    </style:style>
    <style:style style:name="P13" style:family="paragraph" style:parent-style-name="Standard" style:list-style-name="L1">
      <style:text-properties fo:font-size="16pt" officeooo:paragraph-rsid="001a494b" fo:background-color="transparent" style:font-size-asian="16pt" style:font-size-complex="16pt"/>
    </style:style>
    <style:style style:name="P14" style:family="paragraph" style:parent-style-name="Standard" style:list-style-name="L1">
      <style:text-properties fo:font-size="16pt" officeooo:paragraph-rsid="001c23cb" fo:background-color="transparent" style:font-size-asian="16pt" style:font-size-complex="16pt"/>
    </style:style>
    <style:style style:name="P15" style:family="paragraph" style:parent-style-name="Standard" style:list-style-name="L1">
      <style:text-properties fo:font-size="16pt" fo:font-weight="normal" officeooo:rsid="001c4a1d" officeooo:paragraph-rsid="001d439d" fo:background-color="transparent" style:font-size-asian="16pt" style:font-weight-asian="normal" style:font-size-complex="16pt" style:font-weight-complex="normal"/>
    </style:style>
    <style:style style:name="P16" style:family="paragraph" style:parent-style-name="Standard" style:list-style-name="L1">
      <style:text-properties fo:font-size="16pt" fo:font-weight="normal" officeooo:rsid="0029b1f5" officeooo:paragraph-rsid="0029b1f5" fo:background-color="transparent" style:font-size-asian="16pt" style:font-weight-asian="normal" style:font-size-complex="16pt" style:font-weight-complex="normal"/>
    </style:style>
    <style:style style:name="P17" style:family="paragraph" style:parent-style-name="Standard" style:list-style-name="L1">
      <style:text-properties fo:font-size="16pt" fo:font-weight="normal" officeooo:rsid="0029b1f5" officeooo:paragraph-rsid="002c9f8b" fo:background-color="transparent" style:font-size-asian="16pt" style:font-weight-asian="normal" style:font-size-complex="16pt" style:font-weight-complex="normal"/>
    </style:style>
    <style:style style:name="P18" style:family="paragraph" style:parent-style-name="Standard" style:list-style-name="L1">
      <style:text-properties fo:font-size="16pt" fo:font-weight="normal" officeooo:rsid="002c9f8b" officeooo:paragraph-rsid="002c9f8b" fo:background-color="transparent" style:font-size-asian="16pt" style:font-weight-asian="normal" style:font-size-complex="16pt" style:font-weight-complex="normal"/>
    </style:style>
    <style:style style:name="P1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813b1"/>
    </style:style>
    <style:style style:name="T2" style:family="text">
      <style:text-properties fo:font-weight="bold" style:font-weight-asian="bold" style:font-weight-complex="bold"/>
    </style:style>
    <style:style style:name="T3" style:family="text">
      <style:text-properties fo:font-weight="bold" officeooo:rsid="001813b1" style:font-weight-asian="bold" style:font-weight-complex="bold"/>
    </style:style>
    <style:style style:name="T4" style:family="text">
      <style:text-properties fo:font-weight="bold" officeooo:rsid="0019c6ef" style:font-weight-asian="bold" style:font-weight-complex="bold"/>
    </style:style>
    <style:style style:name="T5" style:family="text">
      <style:text-properties fo:font-weight="bold" officeooo:rsid="001c23cb" style:font-weight-asian="bold" style:font-weight-complex="bold"/>
    </style:style>
    <style:style style:name="T6" style:family="text">
      <style:text-properties fo:font-weight="bold" officeooo:rsid="002a9572" style:font-weight-asian="bold" style:font-weight-complex="bold"/>
    </style:style>
    <style:style style:name="T7" style:family="text">
      <style:text-properties fo:font-weight="bold" officeooo:rsid="002c9f8b" style:font-weight-asian="bold" style:font-weight-complex="bold"/>
    </style:style>
    <style:style style:name="T8" style:family="text">
      <style:text-properties fo:font-weight="normal" officeooo:rsid="001813b1" style:font-weight-asian="normal" style:font-weight-complex="normal"/>
    </style:style>
    <style:style style:name="T9" style:family="text">
      <style:text-properties fo:font-weight="normal" officeooo:rsid="0019c6ef" style:font-weight-asian="normal" style:font-weight-complex="normal"/>
    </style:style>
    <style:style style:name="T10" style:family="text">
      <style:text-properties fo:font-weight="normal" officeooo:rsid="001c23cb" style:font-weight-asian="normal" style:font-weight-complex="normal"/>
    </style:style>
    <style:style style:name="T11" style:family="text">
      <style:text-properties fo:font-weight="normal" officeooo:rsid="00204b5a" style:font-weight-asian="normal" style:font-weight-complex="normal"/>
    </style:style>
    <style:style style:name="T12" style:family="text">
      <style:text-properties officeooo:rsid="00246bd3"/>
    </style:style>
    <style:style style:name="T13" style:family="text">
      <style:text-properties officeooo:rsid="0025d72e"/>
    </style:style>
    <style:style style:name="T14" style:family="text">
      <style:text-properties officeooo:rsid="0029b1f5"/>
    </style:style>
    <style:style style:name="T15" style:family="text">
      <style:text-properties officeooo:rsid="002a9572"/>
    </style:style>
    <style:style style:name="T16" style:family="text">
      <style:text-properties officeooo:rsid="001c8ac8"/>
    </style:style>
    <style:style style:name="T17" style:family="text">
      <style:text-properties officeooo:rsid="002c9f8b"/>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love to play with slime. I was wondering what type of slime would be stretchier, slime with the amount of borax from the recipe, <text:span text:style-name="T14">extra borax, or less borax. That is why I chose this project.</text:span></text:p>
      <text:p text:style-name="P2"/>
      <text:p text:style-name="P2"><text:span text:style-name="T12">Hypothesis : The slime with the original amount of ingredients is the one that will be the stretch the furthest in 30 seconds. because the borax makes it less stretchy, so the extra borax is out. Then the one with less borax might make it to gluey.</text:span><text:span text:style-name="T12"><office:annotation><dc:creator>Unknown Author</dc:creator><dc:date>2018-12-08T13:16:54</dc:date><text:p text:style-name="P19"><text:span text:style-name="T18">Not sure if all spelling is correct. No automatic spell check. I accidentally spelled something wrong and it doesn’t underline in red. Anything highlighted in gray is something i’m not sure about with spelling.</text:span></text:p></office:annotation></text:span></text:p>
      <text:list xml:id="list7776765808476426552" text:style-name="L1">
        <text:list-header>
          <text:p text:style-name="P10"/>
        </text:list-header>
      </text:list>
      <text:p text:style-name="P3"/>
      <text:p text:style-name="P6"/>
      <text:p text:style-name="P6"/>
      <text:p text:style-name="P6"/>
      <text:p text:style-name="P6"/>
      <text:p text:style-name="P6"/>
      <text:p text:style-name="P6"/>
      <text:p text:style-name="P6"/>
      <text:p text:style-name="P6"/>
      <text:p text:style-name="P8"/>
      <text:p text:style-name="P6"/>
      <text:p text:style-name="P6"/>
      <text:p text:style-name="P6"/>
      <text:p text:style-name="P6"/>
      <text:p text:style-name="P6"/>
      <text:p text:style-name="P6"/>
      <text:p text:style-name="P6"/>
      <text:p text:style-name="P6"/>
      <text:p text:style-name="P6"/>
      <text:p text:style-name="P7"><text:soft-page-break/></text:p>
      <text:p text:style-name="P7"><text:span text:style-name="T1">T</text:span>he procedures for this expirement have 2 parts. First, <text:span text:style-name="T2">mixing up the different batches of s</text:span><text:span text:style-name="T6">lime, </text:span><text:span text:style-name="T15">second, </text:span><text:span text:style-name="T6">testing the stretchiness of the slimes.</text:span></text:p>
      <text:p text:style-name="P4"/>
      <text:p text:style-name="P6">Procedures 1: <text:s/>Mixing Slime Batches</text:p>
      <text:p text:style-name="P9"/>
      <text:list xml:id="list165944218088630" text:continue-numbering="true" text:style-name="L1">
        <text:list-item>
          <text:p text:style-name="P12"><text:span text:style-name="T3">PROCEDURE </text:span><text:span text:style-name="T7">Slime A</text:span><text:span text:style-name="T4">(Original)</text:span><text:span text:style-name="T1"> <text:s text:c="209"/>- Gather ingredients which are : 349 grams of water, 1 teaspoon of borax, 130 grams of glue, mixing bowl, spoon, and a measuring cup.</text:span><text:span text:style-name="T8"> <text:s text:c="188"/>- For the borax solution, mix 230 grams of water with 1 teaspoon of borax. </text:span><text:span text:style-name="T9">Mix your solution.</text:span><text:span text:style-name="T8"> <text:s text:c="125"/>- </text:span><text:span text:style-name="T9">For the glue solution, you add </text:span><text:span text:style-name="T8">the rest of the water(119 grams) and the 130 grams of glue </text:span><text:span text:style-name="T9">in the mixing bowl. Mix your solution.</text:span><text:span text:style-name="T8"> <text:s text:c="197"/></text:span><text:span text:style-name="T9">- Pour the borax solution into the mixing bowl with the glue solution. <text:s text:c="141"/>- Stir the mixture until thick.</text:span></text:p>
        </text:list-item>
        <text:list-item>
          <text:p text:style-name="P13"><text:span text:style-name="T4">PROCEDURE </text:span><text:span text:style-name="T7">Slime </text:span><text:span text:style-name="T4">B(ExtraB)</text:span><text:span text:style-name="T9"> <text:s text:c="208"/>- </text:span><text:span text:style-name="T8">Gather ingredients which are : 349 grams of water, </text:span><text:span text:style-name="T11">1 ½ teaspoons </text:span><text:span text:style-name="T8">of borax, 130 grams of glue, mixing bowl, spoon, and a measuring cup. <text:s text:c="186"/>- For the borax solution, mix 230 grams of water with </text:span><text:span text:style-name="T11">1 ½ teaspoons </text:span><text:span text:style-name="T8">of borax. </text:span><text:span text:style-name="T9">Mix your solution.</text:span><text:span text:style-name="T8"> <text:s text:c="110"/>- </text:span><text:span text:style-name="T9">For the glue solution, you add </text:span><text:span text:style-name="T8">the rest of the water(119 grams) and the 130 grams of glue </text:span><text:span text:style-name="T9">in the mixing bowl. Mix your solution.</text:span><text:span text:style-name="T8"> <text:s text:c="202"/></text:span><text:span text:style-name="T9">- Pour the borax solution into the mixing bowl with the glue solution. <text:s text:c="203"/>- Stir the mixture until thick.</text:span></text:p>
        </text:list-item>
        <text:list-item>
          <text:p text:style-name="P14"><text:span text:style-name="T10"><text:s/></text:span><text:span text:style-name="T5">PROCEDURE </text:span><text:span text:style-name="T7">Slime C</text:span><text:span text:style-name="T5">(LessB) <text:s text:c="194"/></text:span><text:span text:style-name="T9">- Gather ingredients which are : 349 grams of water, </text:span><text:span text:style-name="T11">½ teaspoon </text:span><text:span text:style-name="T9">of borax, 130 grams of glue, mixing bowl, spoon, and a measuring cup. <text:s text:c="174"/>- For the borax solution, mix 230 grams of water with </text:span><text:span text:style-name="T11">½ teaspoon</text:span><text:span text:style-name="T9"> of borax. Mix your solution. <text:s text:c="60"/></text:span><text:soft-page-break/><text:span text:style-name="T9">- For the glue solution, you add the rest of the water(119 grams) and the 130 grams of glue in the mixing bowl. Mix your solution. <text:s text:c="192"/>- Pour the borax solution into the mixing bowl with the glue solution. <text:s text:c="133"/>- Stir the mixture until thick.</text:span></text:p>
          <text:p text:style-name="P11"/>
        </text:list-item>
      </text:list>
      <text:p text:style-name="P5"/>
      <text:p text:style-name="P5"/>
      <text:p text:style-name="P5"/>
      <text:p text:style-name="P5"/>
      <text:p text:style-name="P6"><text:span text:style-name="T16">P</text:span>rocedures <text:span text:style-name="T13">2: Testing Stretchiness</text:span></text:p>
      <text:list xml:id="list165945528267649" text:continue-numbering="true" text:style-name="L1">
        <text:list-item>
          <text:p text:style-name="P15"/>
          <text:p text:style-name="P16">-Materials: 3 slimes from earlier, timer, meter stick, battery container, scale.</text:p>
          <text:p text:style-name="P16"><text:span text:style-name="T17">-To keep this more organized you could get 9 bags and put one replicate in each bag. Make sure you label them with which slime Slime A, Slime B, or Slime C. Also label the replicate number. <text:s text:c="42"/></text:span>-<text:span text:style-name="T17">With Slime A</text:span> <text:span text:style-name="T17">take three pieces of slime from your big batch. If their not already 7 grams add or take away slime from the piece until it is 7 grams.</text:span></text:p>
          <text:p text:style-name="P16">-Put each 7 gram piece into a battery 1 section in a battery container. Let it sit for 2 minutes. The slime will take shape of a rectangle. <text:s/></text:p>
          <text:p text:style-name="P17">-Have someone start the timer to 20 seconds. Then you should roll the slime for 5 seconds, stretch the slime for 5 seconds, roll the slime for 5 seconds, and stretch the slime for 5 seconds. <text:s text:c="53"/>-Then measure each slime with the meter stick.</text:p>
          <text:p text:style-name="P16"><text:span text:style-name="T17">-B</text:span>ut do it so that you do replicate 1, replicate 2, replicate 3, replicate 1, replicate 2 so on. <text:s/></text:p>
          <text:p text:style-name="P16">-Record your results on a paper, dry erase board, computer, etc.</text:p>
          <text:p text:style-name="P18">- Do the same with Slime B and Slime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3:12:02.309121421</meta:creation-date>
    <dc:date>2018-12-10T16:59:43.552312689</dc:date>
    <meta:editing-duration>PT4H13M7S</meta:editing-duration>
    <meta:editing-cycles>7</meta:editing-cycles>
    <meta:generator>LibreOffice/5.2.7.2$Linux_ARM_EABI LibreOffice_project/20m0$Build-2</meta:generator>
    <meta:document-statistic meta:table-count="0" meta:image-count="0" meta:object-count="0" meta:page-count="3" meta:paragraph-count="16" meta:word-count="586" meta:character-count="5746" meta:non-whitespace-character-count="2556"/>
  </office:meta>
</office:document-meta>
</file>